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6600" draw:textarea-horizontal-align="justify" draw:textarea-vertical-align="middle" draw:auto-grow-height="false" fo:min-height="16.722cm" fo:min-width="12.93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05cm" fo:min-width="6.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75cm" fo:min-width="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65cm" fo:min-width="3.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75cm" fo:min-width="2.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65cm" fo:min-width="1.4cm"/>
    </style:style>
    <style:style style:name="gr7" style:family="graphic" style:parent-style-name="standard">
      <style:graphic-properties draw:stroke="none" svg:stroke-color="#000000" draw:fill="none" draw:fill-color="#ffffff" fo:min-height="2.95cm"/>
    </style:style>
    <style:style style:name="gr8" style:family="graphic" style:parent-style-name="standard">
      <style:graphic-properties draw:stroke="none" svg:stroke-color="#000000" draw:fill="none" draw:fill-color="#ffffff" fo:min-height="1.25cm"/>
    </style:style>
    <style:style style:name="gr9" style:family="graphic" style:parent-style-name="objectwithoutfill">
      <style:graphic-properties svg:stroke-width="0.2cm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P1" style:family="paragraph">
      <loext:graphic-properties draw:fill-color="#3366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ffffff" fo:font-size="24pt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ffffff" fo:font-size="24pt" fo:font-weight="bold" style:font-size-asian="18pt" style:font-size-complex="18pt"/>
    </style:style>
    <style:style style:name="P6" style:family="paragraph">
      <style:text-properties fo:color="#ffffff" fo:font-size="24pt" style:font-size-asian="18pt" style:font-size-complex="18pt"/>
    </style:style>
    <style:style style:name="P7" style:family="paragraph">
      <loext:graphic-properties draw:fill="none" draw:fill-color="#ffffff"/>
      <style:text-properties fo:color="#ffffff" fo:font-size="24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 fo:font-size="24pt" fo:font-weight="bold" style:font-size-asian="18pt" style:font-size-complex="18pt"/>
    </style:style>
    <style:style style:name="T2" style:family="text">
      <style:text-properties fo:color="#ffffff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4cm" svg:x="1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7cm" svg:height="6.3cm" svg:x="4.1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cm" svg:height="5cm" svg:x="4.6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cm" svg:height="3.9cm" svg:x="5.4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3cm" svg:x="6.1cm" svg:y="7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cm" svg:height="1.9cm" svg:x="6.5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7cm" svg:height="6.3cm" svg:x="2.3cm" svg:y="1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cm" svg:height="5cm" svg:x="2.8cm" svg:y="14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cm" svg:height="3.9cm" svg:x="3.6cm" svg:y="1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3cm" svg:x="4.3cm" svg:y="1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cm" svg:height="1.9cm" svg:x="4.7cm" svg:y="15.9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7.4cm" svg:height="3.2cm" svg:x="1cm" svg:y="25.4cm">
          <draw:text-box>
            <text:p>103 woods</text:p>
            <text:p><text:s/>16 plots in each</text:p>
            <text:p><text:s/>5 nests in each plot – areas 4,10,25,50,100,200 m2</text:p>
          </draw:text-box>
        </draw:frame>
        <draw:frame draw:style-name="gr8" draw:text-style-name="P5" draw:layer="layout" svg:width="3cm" svg:height="1.5cm" svg:x="5.9cm" svg:y="4.8cm">
          <draw:text-box>
            <text:p text:style-name="P4"><text:span text:style-name="T1">PLOT</text:span></text:p>
          </draw:text-box>
        </draw:frame>
        <draw:frame draw:style-name="gr8" draw:text-style-name="P7" draw:layer="layout" svg:width="5.7cm" svg:height="1.5cm" svg:x="9.4cm" svg:y="13.9cm">
          <draw:text-box>
            <text:p text:style-name="P6"><text:span text:style-name="T2">5 NESTS</text:span></text:p>
          </draw:text-box>
        </draw:frame>
        <draw:path draw:style-name="gr9" draw:text-style-name="P8" draw:layer="layout" svg:width="5.088cm" svg:height="1.636cm" draw:transform="rotate (-2.69915168820923) translate (11.6cm 15.2cm)" svg:viewBox="0 0 5089 1637" svg:d="M0 0c4205 0 4999 1594 4999 1594l90 4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6:03:13.366236470</meta:creation-date>
    <dc:date>2018-03-02T16:10:32.571167853</dc:date>
    <meta:editing-duration>PT7M19S</meta:editing-duration>
    <meta:editing-cycles>1</meta:editing-cycles>
    <meta:document-statistic meta:object-count="15"/>
    <meta:generator>LibreOffice/5.1.6.2$Linux_X86_64 LibreOffice_project/10m0$Build-2</meta:generator>
  </office:meta>
</office:document-meta>
</file>